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2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9" table:formula="of:=SUM([.B3:.F3])" table:style-name="ce11">
            <text:p>39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4" table:formula="of:=SUM([.H3:.L3])" table:style-name="ce11">
            <text:p>14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25" table:formula="of:=SUM([.N3:.R3])" table:style-name="ce11">
            <text:p>25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T3:.X3])" table:style-name="ce11">
            <text:p>0</text:p>
          </table:table-cell>
          <table:table-cell office:value-type="float" office:value="78" table:formula="of:=SUM([.S3];[.M3];[.G3];[.Y3])" table:style-name="ce13">
            <text:p>78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B4:.F4])" table:style-name="ce17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5" table:formula="of:=SUM([.H4:.L4])" table:style-name="ce17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N4:.R4])" table:style-name="ce17">
            <text:p>8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4:.X4])" table:style-name="ce17">
            <text:p>0</text:p>
          </table:table-cell>
          <table:table-cell office:value-type="float" office:value="21" table:formula="of:=SUM([.S4];[.M4];[.G4];[.Y4])" table:style-name="ce13">
            <text:p>21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5:.F5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formula="of:=SUM([.H5:.L5])" table:style-name="ce17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N5:.R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2" table:formula="of:=SUM([.S5];[.M5];[.G5];[.Y5])" table:style-name="ce1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6:.F6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H6:.L6])" table:style-name="ce17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N6:.R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3" table:formula="of:=SUM([.S6];[.M6];[.G6];[.Y6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" table:formula="of:=SUM([.B7:.F7])" table:style-name="ce17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9" table:formula="of:=SUM([.H7:.L7])" table:style-name="ce17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34" table:formula="of:=SUM([.N7:.R7])" table:style-name="ce17">
            <text:p>34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7:.X7])" table:style-name="ce17">
            <text:p>0</text:p>
          </table:table-cell>
          <table:table-cell office:value-type="float" office:value="57" table:formula="of:=SUM([.S7];[.M7];[.G7];[.Y7])" table:style-name="ce13">
            <text:p>57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formula="of:=SUM([.B8:.F8])" table:style-name="ce17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formula="of:=SUM([.H8:.L8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3" table:formula="of:=SUM([.N8:.R8])" table:style-name="ce17">
            <text:p>13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8:.X8])" table:style-name="ce17">
            <text:p>0</text:p>
          </table:table-cell>
          <table:table-cell office:value-type="float" office:value="27" table:formula="of:=SUM([.S8];[.M8];[.G8];[.Y8])" table:style-name="ce13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of:=SUM([.B9:.F9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formula="of:=SUM([.H9:.L9])" table:style-name="ce17">
            <text:p>7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21" table:formula="of:=SUM([.N9:.R9])" table:style-name="ce17">
            <text:p>2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9:.X9])" table:style-name="ce17">
            <text:p>0</text:p>
          </table:table-cell>
          <table:table-cell office:value-type="float" office:value="34" table:formula="of:=SUM([.S9];[.M9];[.G9];[.Y9])" table:style-name="ce13">
            <text:p>34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B10:.F10])" table:style-name="ce17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formula="of:=SUM([.H10:.L10])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formula="of:=SUM([.N10:.R10])" table:style-name="ce17">
            <text:p>4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10:.X10])" table:style-name="ce17">
            <text:p>0</text:p>
          </table:table-cell>
          <table:table-cell office:value-type="float" office:value="8" table:formula="of:=SUM([.S10];[.M10];[.G10];[.Y10])" table:style-name="ce13">
            <text:p>8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" table:formula="of:=SUM([.B11:.F11])" table:style-name="ce24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" table:formula="of:=SUM([.H11:.L11])" table:style-name="ce24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6" table:formula="of:=SUM([.N11:.R11])" table:style-name="ce24">
            <text:p>6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T11:.X11])" table:style-name="ce24">
            <text:p>0</text:p>
          </table:table-cell>
          <table:table-cell office:value-type="float" office:value="13" table:formula="of:=SUM([.S11];[.M11];[.G11];[.Y11])" table:style-name="ce26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17" table:formula="of:=SUM([.B3:.B11])" table:style-name="ce28">
            <text:p>17</text:p>
          </table:table-cell>
          <table:table-cell office:value-type="float" office:value="10" table:formula="of:=SUM([.C3:.C11])" table:style-name="ce29">
            <text:p>1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10" table:formula="of:=SUM([.E3:.E11])" table:style-name="ce29">
            <text:p>10</text:p>
          </table:table-cell>
          <table:table-cell office:value-type="float" office:value="13" table:formula="of:=SUM([.F3:.F11])" table:style-name="ce30">
            <text:p>13</text:p>
          </table:table-cell>
          <table:table-cell office:value-type="float" office:value="82" table:formula="of:=SUM([.G3:.G11])" table:style-name="ce6">
            <text:p>82</text:p>
          </table:table-cell>
          <table:table-cell office:value-type="float" office:value="9" table:formula="of:=SUM([.H3:.H11])" table:style-name="ce28">
            <text:p>9</text:p>
          </table:table-cell>
          <table:table-cell office:value-type="float" office:value="8" table:formula="of:=SUM([.I3:.I11])" table:style-name="ce29">
            <text:p>8</text:p>
          </table:table-cell>
          <table:table-cell office:value-type="float" office:value="12" table:formula="of:=SUM([.J3:.J11])" table:style-name="ce29">
            <text:p>12</text:p>
          </table:table-cell>
          <table:table-cell office:value-type="float" office:value="10" table:formula="of:=SUM([.K3:.K11])" table:style-name="ce29">
            <text:p>10</text:p>
          </table:table-cell>
          <table:table-cell office:value-type="float" office:value="11" table:formula="of:=SUM([.L3:.L11])" table:style-name="ce30">
            <text:p>11</text:p>
          </table:table-cell>
          <table:table-cell office:value-type="float" office:value="50" table:formula="of:=SUM([.M3:.M11])" table:style-name="ce6">
            <text:p>50</text:p>
          </table:table-cell>
          <table:table-cell office:value-type="float" office:value="23" table:formula="of:=SUM([.N3:.N11])" table:style-name="ce28">
            <text:p>23</text:p>
          </table:table-cell>
          <table:table-cell office:value-type="float" office:value="22" table:formula="of:=SUM([.O3:.O11])" table:style-name="ce29">
            <text:p>22</text:p>
          </table:table-cell>
          <table:table-cell office:value-type="float" office:value="27" table:formula="of:=SUM([.P3:.P11])" table:style-name="ce29">
            <text:p>27</text:p>
          </table:table-cell>
          <table:table-cell office:value-type="float" office:value="18" table:formula="of:=SUM([.Q3:.Q11])" table:style-name="ce29">
            <text:p>18</text:p>
          </table:table-cell>
          <table:table-cell office:value-type="float" office:value="21" table:formula="of:=SUM([.R3:.R11])" table:style-name="ce30">
            <text:p>21</text:p>
          </table:table-cell>
          <table:table-cell office:value-type="float" office:value="111" table:formula="of:=SUM([.S3:.S11])" table:style-name="ce6">
            <text:p>111</text:p>
          </table:table-cell>
          <table:table-cell office:value-type="float" office:value="0" table:formula="of:=SUM([.T3:.T11])" table:style-name="ce28">
            <text:p>0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0" table:formula="of:=SUM([.V3:.V11])" table:style-name="ce29">
            <text:p>0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0" table:formula="of:=SUM([.Y3:.Y11])" table:style-name="ce6">
            <text:p>0</text:p>
          </table:table-cell>
          <table:table-cell office:value-type="float" office:value="243" table:formula="of:=SUM([.Z3:.Z11])" table:style-name="ce2">
            <text:p>243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10-04T20:31:11Z</meta:creation-date>
    <dc:date>2018-11-14T12:27:01Z</dc:date>
    <meta:editing-cycles>1</meta:editing-cycles>
    <meta:editing-duration>PT0S</meta:editing-duration>
  </office:meta>
</office:document-meta>
</file>